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903272979FE4AB96.png" manifest:media-type="image/png"/>
  <manifest:file-entry manifest:full-path="Pictures/1000020100000100000001004B3AAC2AEDD2B81B.png" manifest:media-type="image/png"/>
  <manifest:file-entry manifest:full-path="Pictures/1000020100000119000000EA836C80907EA76740.png" manifest:media-type="image/png"/>
  <manifest:file-entry manifest:full-path="Pictures/1000090A00001D0B0000182F57B5F14EB9EB0F09.svg" manifest:media-type="image/svg+xml"/>
  <manifest:file-entry manifest:full-path="Pictures/100002010000010000000100BDAACF055C9AB0D6.png" manifest:media-type="image/png"/>
  <manifest:file-entry manifest:full-path="Pictures/1000020100000100000001005337B23F723B7138.png" manifest:media-type="image/png"/>
  <manifest:file-entry manifest:full-path="Pictures/1000020100000100000001009606A123B21614A2.png" manifest:media-type="image/png"/>
  <manifest:file-entry manifest:full-path="Pictures/100002010000010000000100928E8616F9680E88.png" manifest:media-type="image/png"/>
  <manifest:file-entry manifest:full-path="Pictures/10000201000001B9000001211CAA64B5F178BD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solid" svg:stroke-color="#000000" draw:fill="none" draw:fill-color="#ffffff" fo:min-height="2.65cm"/>
    </style:style>
    <style:style style:name="gr4" style:family="graphic" style:parent-style-name="standard">
      <style:graphic-properties draw:stroke="solid" svg:stroke-color="#000000" draw:fill="none" draw:fill-color="#ffffff" fo:min-height="2.05cm"/>
    </style:style>
    <style:style style:name="gr5" style:family="graphic" style:parent-style-name="standard">
      <style:graphic-properties draw:fill-color="#0066ff" draw:opacity="50%" draw:textarea-horizontal-align="justify" draw:textarea-vertical-align="middle" draw:auto-grow-height="false" fo:min-height="2.296cm" fo:min-width="10.602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color="#000000" fo:font-weight="bold"/>
    </style:style>
    <style:style style:name="P4" style:family="paragraph">
      <loext:graphic-properties draw:fill-color="#0066ff" draw:opacity="50%"/>
      <style:paragraph-properties fo:text-align="center"/>
      <style:text-properties fo:color="#000000" fo:font-weight="bold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weight="bold"/>
    </style:style>
    <style:style style:name="T1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xml:id="id2" draw:id="id2" draw:layer="layout" svg:width="4.5cm" svg:height="4.68cm" svg:x="11.1cm" svg:y="3.8cm">
          <draw:image xlink:href="Pictures/100002010000010000000100903272979FE4AB96.png" xlink:type="simple" xlink:show="embed" xlink:actuate="onLoad">
            <text:p/>
          </draw:image>
        </draw:frame>
        <draw:frame draw:style-name="gr1" draw:text-style-name="P1" xml:id="id4" draw:id="id4" draw:layer="layout" svg:width="4.5cm" svg:height="4.69cm" svg:x="11.1cm" svg:y="9.71cm">
          <draw:image xlink:href="Pictures/1000020100000100000001004B3AAC2AEDD2B81B.png" xlink:type="simple" xlink:show="embed" xlink:actuate="onLoad">
            <text:p/>
          </draw:image>
        </draw:frame>
        <draw:frame draw:style-name="gr1" draw:text-style-name="P1" xml:id="id6" draw:id="id6" draw:layer="layout" svg:width="4.5cm" svg:height="4.69cm" svg:x="11cm" svg:y="15.6cm">
          <draw:image xlink:href="Pictures/1000020100000100000001005337B23F723B7138.png" xlink:type="simple" xlink:show="embed" xlink:actuate="onLoad">
            <text:p/>
          </draw:image>
        </draw:frame>
        <draw:frame draw:style-name="gr1" draw:text-style-name="P1" xml:id="id5" draw:id="id5" draw:layer="layout" svg:width="4cm" svg:height="4cm" svg:x="1cm" svg:y="16cm">
          <draw:image xlink:href="Pictures/1000020100000100000001009606A123B21614A2.png" xlink:type="simple" xlink:show="embed" xlink:actuate="onLoad">
            <text:p/>
          </draw:image>
        </draw:frame>
        <draw:frame draw:style-name="gr1" draw:text-style-name="P1" xml:id="id1" draw:id="id1" draw:layer="layout" svg:width="4cm" svg:height="4cm" svg:x="1cm" svg:y="4.1cm">
          <draw:image xlink:href="Pictures/100002010000010000000100BDAACF055C9AB0D6.png" xlink:type="simple" xlink:show="embed" xlink:actuate="onLoad">
            <text:p/>
          </draw:image>
        </draw:frame>
        <draw:frame draw:style-name="gr1" draw:text-style-name="P1" xml:id="id3" draw:id="id3" draw:layer="layout" svg:width="4cm" svg:height="4cm" svg:x="1.1cm" svg:y="10.1cm">
          <draw:image xlink:href="Pictures/100002010000010000000100928E8616F9680E88.png" xlink:type="simple" xlink:show="embed" xlink:actuate="onLoad">
            <text:p/>
          </draw:image>
        </draw:frame>
        <draw:connector draw:style-name="gr2" draw:text-style-name="P1" draw:layer="layout" svg:x1="5cm" svg:y1="6.1cm" svg:x2="11.1cm" svg:y2="6.14cm" draw:start-shape="id1" draw:start-glue-point="1" draw:end-shape="id2" draw:end-glue-point="3" svg:d="M5000 6100h3050v40h3050" svg:viewBox="0 0 6101 41">
          <text:p/>
        </draw:connector>
        <draw:connector draw:style-name="gr2" draw:text-style-name="P1" draw:layer="layout" svg:x1="5.1cm" svg:y1="12.1cm" svg:x2="11.1cm" svg:y2="12.055cm" draw:start-shape="id3" draw:start-glue-point="1" draw:end-shape="id4" draw:end-glue-point="3" svg:d="M5100 12100h3000v-45h3000" svg:viewBox="0 0 6001 46">
          <text:p/>
        </draw:connector>
        <draw:connector draw:style-name="gr2" draw:text-style-name="P1" draw:layer="layout" svg:x1="5cm" svg:y1="18cm" svg:x2="11cm" svg:y2="17.945cm" draw:start-shape="id5" draw:start-glue-point="1" draw:end-shape="id6" svg:d="M5000 18000h3000v-55h3000" svg:viewBox="0 0 6001 56">
          <text:p/>
        </draw:connector>
        <draw:frame draw:style-name="gr3" draw:text-style-name="P2" draw:layer="layout" svg:width="5cm" svg:height="3.095cm" svg:x="0.8cm" svg:y="0.405cm">
          <draw:text-box>
            <text:p text:style-name="P1">DefiLink/SSM/</text:p>
            <text:p text:style-name="P1">Arduino</text:p>
            <text:p text:style-name="P1">emulator </text:p>
            <text:p text:style-name="P1"><text:span text:style-name="T1">(this project)</text:span></text:p>
          </draw:text-box>
        </draw:frame>
        <draw:frame draw:style-name="gr4" draw:text-style-name="P2" draw:layer="layout" svg:width="5cm" svg:height="3.095cm" svg:x="11.1cm" svg:y="0.5cm">
          <draw:text-box>
            <text:p text:style-name="P1">DefiLink/SSM/</text:p>
            <text:p text:style-name="P1">Arduino</text:p>
            <text:p text:style-name="P1">Websocket server</text:p>
          </draw:text-box>
        </draw:frame>
        <draw:custom-shape draw:style-name="gr5" draw:text-style-name="P4" draw:layer="layout" svg:width="15.7cm" svg:height="3.6cm" draw:transform="rotate (1.5707963267949) translate (6.3cm 20.1cm)">
          <text:p text:style-name="P3">Virtual serial port emulator(com0com)</text:p>
          <text:p text:style-name="P3"><text:s/>or serial c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367cm" svg:height="4.345cm" svg:x="21.3cm" svg:y="8.4cm">
          <draw:image xlink:href="Pictures/10000201000001B9000001211CAA64B5F178BD41.png" xlink:type="simple" xlink:show="embed" xlink:actuate="onLoad">
            <text:p/>
          </draw:image>
        </draw:frame>
        <draw:frame draw:style-name="gr1" draw:text-style-name="P1" draw:layer="layout" svg:width="4.094cm" svg:height="3.409cm" draw:transform="skewX (-0.000349065850398917) rotate (-1.21405102768726) translate (19.294cm 4.072cm)">
          <draw:image xlink:href="Pictures/1000090A00001D0B0000182F57B5F14EB9EB0F09.svg" xlink:type="simple" xlink:show="embed" xlink:actuate="onLoad">
            <text:p/>
          </draw:image>
          <draw:image xlink:href="Pictures/1000020100000119000000EA836C80907EA76740.png" xlink:type="simple" xlink:show="embed" xlink:actuate="onLoad"/>
        </draw:frame>
        <draw:frame draw:style-name="gr1" draw:text-style-name="P1" draw:layer="layout" svg:width="4.094cm" svg:height="3.409cm" draw:transform="skewX (-0.000349065850398867) rotate (-0.127234502470387) translate (16.651cm 14.655cm)">
          <draw:image xlink:href="Pictures/1000090A00001D0B0000182F57B5F14EB9EB0F09.svg" xlink:type="simple" xlink:show="embed" xlink:actuate="onLoad">
            <text:p/>
          </draw:image>
          <draw:image xlink:href="Pictures/1000020100000119000000EA836C80907EA76740.png" xlink:type="simple" xlink:show="embed" xlink:actuate="onLoad"/>
        </draw:frame>
        <draw:frame draw:style-name="gr1" draw:text-style-name="P1" draw:layer="layout" svg:width="4.094cm" svg:height="3.409cm" draw:transform="skewX (-0.000349065850398784) rotate (-0.692721180116549) translate (18.05cm 8.862cm)">
          <draw:image xlink:href="Pictures/1000090A00001D0B0000182F57B5F14EB9EB0F09.svg" xlink:type="simple" xlink:show="embed" xlink:actuate="onLoad">
            <text:p/>
          </draw:image>
          <draw:image xlink:href="Pictures/1000020100000119000000EA836C80907EA76740.png" xlink:type="simple" xlink:show="embed" xlink:actuate="onLoad"/>
        </draw:frame>
        <draw:frame draw:style-name="gr6" draw:text-style-name="P6" draw:layer="layout" svg:width="4cm" svg:height="1cm" svg:x="16.8cm" svg:y="9.8cm">
          <draw:text-box>
            <text:p text:style-name="P5">Websocket</text:p>
          </draw:text-box>
        </draw:frame>
        <draw:frame draw:style-name="gr4" draw:text-style-name="P2" draw:layer="layout" svg:width="5cm" svg:height="2.384cm" svg:x="21.6cm" svg:y="2.116cm">
          <draw:text-box>
            <text:p text:style-name="P1">Websocket client </text:p>
            <text:p text:style-name="P1">(web browser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1:07:51.098000000</meta:creation-date>
    <dc:date>2017-12-04T11:36:16.627000000</dc:date>
    <meta:editing-duration>PT8M4S</meta:editing-duration>
    <meta:editing-cycles>1</meta:editing-cycles>
    <meta:document-statistic meta:object-count="18"/>
    <meta:generator>LibreOffice/5.4.3.2$Windows_X86_64 LibreOffice_project/92a7159f7e4af62137622921e809f8546db437e5</meta:generator>
  </office:meta>
</office:document-meta>
</file>